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54cm" svg:height="0.789cm" draw:transform="skewX (-0.000174532925199434) rotate (-1.55299396842455) translate (6.29050801745093cm 2.23530427296596cm)" svg:viewBox="0 0 6155 790" svg:d="M125 720c849 48 2475 66 3115 70 640 5 2641-66 2879-83 136-10-146-714-293-707s-2004 175-2498 170c-493-5-2385-21-3270-157-120-15-30 697 67 707z">
          <text:p/>
        </draw:path>
        <draw:path draw:style-name="gr1" draw:text-style-name="P1" draw:layer="layout" svg:width="0.903cm" svg:height="0.661cm" draw:transform="rotate (-2.15757602131539) translate (6.40599110710339cm 2.24861510383231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6.5223068098938cm 8.06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6.185cm" svg:height="0.879cm" draw:transform="rotate (-1.55264490257416) translate (4.5043532069444cm 2.35591399282042cm)" svg:viewBox="0 0 6186 880" svg:d="M221 714c980-63 2412-28 3052-24 640 5 2567 178 2857 190 136-10 2-712-186-712-187 0-2090-93-2583-99-494-4-2611-66-3324-69-122-6 87 703 184 714z">
          <text:p/>
        </draw:path>
        <draw:path draw:style-name="gr1" draw:text-style-name="P1" draw:layer="layout" svg:width="0.903cm" svg:height="0.661cm" draw:transform="rotate (-2.15757602131539) translate (4.6309911071034cm 2.38861510383232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1) rotate (-2.15687788961459) translate (4.57064014322721cm 8.2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1.23cm" svg:height="4.182cm" draw:transform="skewX (0.000872664625997164) rotate (-1.57533418285008) translate (7.1316296909607cm 6.0315123530986cm)" svg:viewBox="0 0 1231 4183" svg:d="M1231 4093c-55-216-246-1373-307-1906-62-534-116-1666-109-1810 1-123-862-659-813-185 50 475 150 1483 199 1950 49 466 183 1563 223 1849 42 285 818 191 807 102z">
          <text:p/>
        </draw:path>
        <draw:path draw:style-name="gr1" draw:text-style-name="P1" draw:layer="layout" svg:width="0.902cm" svg:height="0.661cm" draw:transform="rotate (-2.15687788961459) translate (7.3457911453987cm 6.185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16624478732cm 6.58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83cm" svg:height="4.059cm" draw:transform="skewX (-0.000872664625997166) rotate (-1.57550871577528) translate (7.0654591320109cm 4.03045754428023cm)" svg:viewBox="0 0 1184 4060" svg:d="M1184 3985c-54-217-169-1373-208-1732s-170-1758-163-1902c1-123-859-625-811-151 56 472 204 1540 251 2008 48 468 82 1359 121 1645 41 285 822 221 810 132z">
          <text:p/>
        </draw:path>
        <draw:path draw:style-name="gr1" draw:text-style-name="P1" draw:layer="layout" svg:width="0.903cm" svg:height="0.66cm" draw:transform="skewX (0.00122173047639608) rotate (-2.15652882376419) translate (7.3088736382084cm 4.18336215931243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cm" draw:transform="skewX (0.00244346095279195) rotate (-2.15652882376419) translate (3.667889580458cm 4.53858936176098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4:53.69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